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263700009C4000005DC08E2F197F.wmf"/>
  <manifest:file-entry manifest:media-type="" manifest:full-path="Pictures/2001BD9E00007D0000005DC022557A1F.wmf"/>
  <manifest:file-entry manifest:media-type="" manifest:full-path="Pictures/20018B3F00007D0000005DC0665E2E26.wmf"/>
  <manifest:file-entry manifest:media-type="" manifest:full-path="Pictures/2000594800009C4000005DC0ED64A89C.wmf"/>
  <manifest:file-entry manifest:media-type="" manifest:full-path="Pictures/2000588C00009C4000005DC0CEEF9E37.wmf"/>
  <manifest:file-entry manifest:media-type="" manifest:full-path="Pictures/20001D1700009C4000005DC0EDF21233.wmf"/>
  <manifest:file-entry manifest:media-type="" manifest:full-path="Pictures/200058A400009C4000005DC0CCEA99F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y="0in" svg:width="5.8402in" svg:height="3.5in" draw:z-index="0"><draw:image xlink:href="Pictures/200058A400009C4000005DC0CCEA99FE.wmf" xlink:type="simple" xlink:show="embed" xlink:actuate="onLoad"/></draw:frame></text:p>
      <text:p text:style-name="P1">f_scan = 25 mm, f_obj = 50 mm. Galvanometer mirror angles = <text:span text:style-name="T1">±</text:span><text:span text:style-name="T2">11.5</text:span><text:span text:style-name="T1">°</text:span><text:span text:style-name="T2">. Image formed at 4*f_obj confirms my suspicion that light goes out from the objective lens when remitted from a flat mirror placed at the sample plane, the size of the image at 4*f_obj is around 35 mm, larger than the lens diameter (25.4mm). Notice how the rays at different mirror angles, focus at different depths near the sample plane. Transmission = 77-79% for all the galvo positions.</text:span></text:p>
      <text:p text:style-name="P2"><draw:frame draw:style-name="fr2" draw:name="graphics2" text:anchor-type="paragraph" svg:width="5.8402in" svg:height="3.5in" draw:z-index="1"><draw:image xlink:href="Pictures/2000588C00009C4000005DC0CEEF9E37.wmf" xlink:type="simple" xlink:show="embed" xlink:actuate="onLoad"/></draw:frame></text:p>
      <text:p text:style-name="P1">f_scan = <text:s/>f_obj = 50 mm. Galvanometer mirror angles = <text:span text:style-name="T1">±</text:span><text:span text:style-name="T2">11.5</text:span><text:span text:style-name="T1">°</text:span><text:span text:style-name="T2">. It is even worse, the rays go out the scan lens, so it doesn’t help much.</text:span></text:p>
      <text:p text:style-name="P2"/>
      <text:p text:style-name="P2"/>
      <text:p text:style-name="P2"/>
      <text:p text:style-name="P2"><draw:frame draw:style-name="fr3" draw:name="graphics3" text:anchor-type="paragraph" svg:width="5.8402in" svg:height="3.5in" draw:z-index="2"><draw:image xlink:href="Pictures/2000594800009C4000005DC0ED64A89C.wmf" xlink:type="simple" xlink:show="embed" xlink:actuate="onLoad"/></draw:frame><text:soft-page-break/>With a 2in lens of focal = 60mm, we have clipping in the scan lens, we have 79% transmission for the center position of the galvo and 58% transmission for the extremes. The image at 4f is still larger than the diameter of the objective lens, but I begin to think it is unavoidable for all the configurations tested.</text:p>
      <text:p text:style-name="P2"/>
      <text:p text:style-name="P4"><draw:frame draw:style-name="fr3" draw:name="graphics4" text:anchor-type="paragraph" svg:width="5.8402in" svg:height="3.5in" draw:z-index="3"><draw:image xlink:href="Pictures/20001D1700009C4000005DC0EDF21233.wmf" xlink:type="simple" xlink:show="embed" xlink:actuate="onLoad"/></draw:frame>Implementation of the x-y galvanometric scanning system. </text:p>
      <text:p text:style-name="P2"/>
      <text:p text:style-name="P2"><draw:frame draw:style-name="fr4" draw:name="graphics5" text:anchor-type="paragraph" svg:x="0.5209in" svg:y="0.028in" svg:width="6.0098in" svg:height="4.5in" draw:z-index="4"><draw:image xlink:href="Pictures/20018B3F00007D0000005DC0665E2E26.wmf" xlink:type="simple" xlink:show="embed" xlink:actuate="onLoad"/></draw:frame>Spot diagram for several positions of the galvanometers, we cannot keep a good focus on the image plane, due to the movement of the mirrors, gotta try a telecentric system. Transmission from 55% in the sides up to 75% in the center.</text:p>
      <text:p text:style-name="P2"/>
      <text:p text:style-name="P2"/>
      <text:p text:style-name="P2"><text:soft-page-break/></text:p>
      <text:p text:style-name="P2"/>
      <text:p text:style-name="P2"><draw:frame draw:style-name="fr3" draw:name="graphics6" text:anchor-type="paragraph" svg:width="4.5799in" svg:height="3.5in" draw:z-index="5"><draw:image xlink:href="Pictures/2000263700009C4000005DC08E2F197F.wmf" xlink:type="simple" xlink:show="embed" xlink:actuate="onLoad"/></draw:frame>Quasi-telecentric design</text:p>
      <text:p text:style-name="P2"/>
      <text:p text:style-name="P2"><draw:frame draw:style-name="fr3" draw:name="graphics7" text:anchor-type="paragraph" svg:width="4.6701in" svg:height="3.5in" draw:z-index="6"><draw:image xlink:href="Pictures/2001BD9E00007D0000005DC022557A1F.wmf" xlink:type="simple" xlink:show="embed" xlink:actuate="onLoad"/></draw:frame>The spot is distorted outside the center of the FOV, although it is less enlarged than in the original configuration. Transmission 67-69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Guevara Codina</meta:initial-creator>
    <meta:creation-date>2010-11-11T18:16:44.50</meta:creation-date>
    <dc:date>2010-11-17T13:48:44.82</dc:date>
    <dc:creator>Edgar Guevara Codina</dc:creator>
    <meta:editing-duration>PT04H52M49S</meta:editing-duration>
    <meta:editing-cycles>25</meta:editing-cycles>
    <meta:generator>OpenOffice.org/3.2$Win32 OpenOffice.org_project/320m18$Build-9502</meta:generator>
    <meta:document-statistic meta:table-count="0" meta:image-count="7" meta:object-count="0" meta:page-count="4" meta:paragraph-count="7" meta:word-count="239" meta:character-count="1357"/>
  </office:meta>
</office:document-meta>
</file>